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'emploi projet Maroc Trip</text:p>
      <text:p text:style-name="P1"/>
      <text:p text:style-name="P2">Front :</text:p>
      <text:p text:style-name="P2"/>
      <text:p text:style-name="Standard"><text:a xlink:type="simple" xlink:href="http://localhost:8000/index" text:style-name="Internet_20_link" text:visited-style-name="Visited_20_Internet_20_Link">http://localhost:8000/index</text:a> </text:p>
      <text:p text:style-name="Standard">pour l'accès à l'affichage <text:s/>visites, excursions, LogIn =&gt;utiliser le menu</text:p>
      <text:p text:style-name="Standard"><text:s/>le menu FAQ pas encore disponible</text:p>
      <text:p text:style-name="Standard"/>
      <text:p text:style-name="P2">Admin :</text:p>
      <text:p text:style-name="P2"/>
      <text:p text:style-name="Standard"><text:a xlink:type="simple" xlink:href="http://localhost:8000/admin" text:style-name="Internet_20_link" text:visited-style-name="Visited_20_Internet_20_Link">http://localhost:8000/admin</text:a></text:p>
      <text:p text:style-name="Standard">Accès direct à la liste visites, </text:p>
      <text:p text:style-name="Standard">pour modifier et supprimer utiliser le bouton sur la page</text:p>
      <text:p text:style-name="Standard">pour l'ajout de visite utiliser le sous menu du menu Visites</text:p>
      <text:p text:style-name="Standard">e menu à propos renvoie dans la page index front</text:p>
      <text:p text:style-name="Standard"/>
      <text:p text:style-name="Standard">Pour l'accès à la liste excursions et user =&gt;utiliser le menu et les sous menu pour l'ajout</text:p>
      <text:p text:style-name="Standard">le menu devis envoie directement à la page register et contient un sous menu pour le logIn qui donne accès à la zone membre ou se trouvera <text:s/>le formulaire pour le devis/réservation</text:p>
      <text:p text:style-name="Standard">(pour l'instant la formulaire du devis se trouve http://localhost:8000/demande/devis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3T00:59:34.47</meta:creation-date>
    <dc:date>2020-04-23T15:18:56.08</dc:date>
    <meta:editing-duration>PT6H22M1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14" meta:word-count="122" meta:character-count="760"/>
  </office:meta>
</office:document-meta>
</file>